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itle">
      <style:paragraph-properties fo:line-height="100%"/>
      <style:text-properties style:font-name="Liberation Sans" fo:font-size="28pt" fo:font-weight="bold" officeooo:rsid="071bc09b" officeooo:paragraph-rsid="071bc09b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>
      <style:paragraph-properties fo:line-height="100%"/>
      <style:text-properties officeooo:rsid="07234f81" officeooo:paragraph-rsid="072dcfe7"/>
    </style:style>
    <style:style style:name="P4" style:family="paragraph" style:parent-style-name="Text_20_body">
      <style:paragraph-properties fo:line-height="100%"/>
      <style:text-properties officeooo:rsid="0726c76a" officeooo:paragraph-rsid="0726c76a"/>
    </style:style>
    <style:style style:name="P5" style:family="paragraph" style:parent-style-name="Text_20_body">
      <style:paragraph-properties fo:line-height="100%"/>
      <style:text-properties officeooo:rsid="073af052" officeooo:paragraph-rsid="073dfaa3"/>
    </style:style>
    <style:style style:name="P6" style:family="paragraph" style:parent-style-name="Text_20_body">
      <style:paragraph-properties fo:line-height="100%"/>
      <style:text-properties style:font-name="Liberation Sans" officeooo:rsid="073af052" officeooo:paragraph-rsid="073dfaa3"/>
    </style:style>
    <style:style style:name="P7" style:family="paragraph" style:parent-style-name="Text_20_body">
      <style:paragraph-properties fo:line-height="100%"/>
      <style:text-properties style:font-name="Liberation Sans" officeooo:rsid="073b9b23" officeooo:paragraph-rsid="073b9b23"/>
    </style:style>
    <style:style style:name="P8" style:family="paragraph" style:parent-style-name="Text_20_body">
      <style:paragraph-properties fo:line-height="100%"/>
      <style:text-properties fo:font-weight="bold" officeooo:rsid="07339b8a" officeooo:paragraph-rsid="07339b8a" style:font-weight-asian="bold" style:font-weight-complex="bold"/>
    </style:style>
    <style:style style:name="P9" style:family="paragraph" style:parent-style-name="Text_20_body">
      <style:paragraph-properties fo:line-height="100%"/>
      <style:text-properties officeooo:rsid="07031b32" officeooo:paragraph-rsid="07031b32"/>
    </style:style>
    <style:style style:name="P10" style:family="paragraph" style:parent-style-name="Text_20_body">
      <style:paragraph-properties fo:line-height="100%"/>
      <style:text-properties officeooo:rsid="07049c1a" officeooo:paragraph-rsid="07049c1a"/>
    </style:style>
    <style:style style:name="P11" style:family="paragraph" style:parent-style-name="Text_20_body">
      <style:paragraph-properties fo:line-height="100%"/>
      <style:text-properties officeooo:rsid="0705d7bd" officeooo:paragraph-rsid="0705d7bd"/>
    </style:style>
    <style:style style:name="P12" style:family="paragraph" style:parent-style-name="Text_20_body">
      <style:paragraph-properties fo:line-height="100%"/>
      <style:text-properties officeooo:rsid="070815dd" officeooo:paragraph-rsid="070815dd"/>
    </style:style>
    <style:style style:name="P13" style:family="paragraph" style:parent-style-name="Text_20_body">
      <style:paragraph-properties fo:line-height="100%"/>
      <style:text-properties officeooo:paragraph-rsid="0738d037"/>
    </style:style>
    <style:style style:name="P14" style:family="paragraph" style:parent-style-name="Text_20_body">
      <style:paragraph-properties fo:line-height="100%"/>
      <style:text-properties officeooo:paragraph-rsid="07396583"/>
    </style:style>
    <style:style style:name="P15" style:family="paragraph" style:parent-style-name="Text_20_body">
      <style:paragraph-properties fo:line-height="100%"/>
      <style:text-properties officeooo:paragraph-rsid="0757e072"/>
    </style:style>
    <style:style style:name="P16" style:family="paragraph" style:parent-style-name="Text_20_body">
      <style:paragraph-properties fo:line-height="100%"/>
      <style:text-properties officeooo:paragraph-rsid="07591195"/>
    </style:style>
    <style:style style:name="P17" style:family="paragraph" style:parent-style-name="Text_20_body">
      <style:paragraph-properties fo:line-height="100%"/>
      <style:text-properties officeooo:paragraph-rsid="075e9fff"/>
    </style:style>
    <style:style style:name="P18" style:family="paragraph" style:parent-style-name="Text_20_body">
      <style:paragraph-properties fo:line-height="100%"/>
      <style:text-properties officeooo:paragraph-rsid="07339b8a"/>
    </style:style>
    <style:style style:name="P19" style:family="paragraph" style:parent-style-name="Text_20_body">
      <style:paragraph-properties fo:line-height="100%"/>
      <style:text-properties officeooo:rsid="071fcc13" officeooo:paragraph-rsid="071fcc13"/>
    </style:style>
    <style:style style:name="P20" style:family="paragraph" style:parent-style-name="Text_20_body">
      <style:paragraph-properties fo:line-height="100%"/>
      <style:text-properties officeooo:rsid="0746d30a" officeooo:paragraph-rsid="0746d30a"/>
    </style:style>
    <style:style style:name="P21" style:family="paragraph" style:parent-style-name="Text_20_body">
      <style:paragraph-properties fo:line-height="100%"/>
      <style:text-properties officeooo:rsid="0746d30a" officeooo:paragraph-rsid="074720bd"/>
    </style:style>
    <style:style style:name="P22" style:family="paragraph" style:parent-style-name="Text_20_body">
      <style:paragraph-properties fo:line-height="100%"/>
      <style:text-properties officeooo:rsid="0748c0fc" officeooo:paragraph-rsid="0748c0fc"/>
    </style:style>
    <style:style style:name="P23" style:family="paragraph" style:parent-style-name="Text_20_body">
      <style:paragraph-properties fo:line-height="100%"/>
      <style:text-properties officeooo:rsid="075e9fff" officeooo:paragraph-rsid="075e9fff"/>
    </style:style>
    <style:style style:name="P24" style:family="paragraph" style:parent-style-name="Text_20_body">
      <style:text-properties officeooo:rsid="07627a81" officeooo:paragraph-rsid="07627a81"/>
    </style:style>
    <style:style style:name="P25" style:family="paragraph" style:parent-style-name="Text_20_body">
      <style:text-properties officeooo:rsid="076401a5" officeooo:paragraph-rsid="076401a5"/>
    </style:style>
    <style:style style:name="P26" style:family="paragraph" style:parent-style-name="Heading_20_1">
      <style:paragraph-properties fo:line-height="100%"/>
      <style:text-properties officeooo:rsid="07031b32" officeooo:paragraph-rsid="07031b32"/>
    </style:style>
    <style:style style:name="P27" style:family="paragraph" style:parent-style-name="Heading_20_1" style:list-style-name="">
      <style:paragraph-properties fo:line-height="100%"/>
      <style:text-properties officeooo:rsid="070b876a" officeooo:paragraph-rsid="070b876a"/>
    </style:style>
    <style:style style:name="P28" style:family="paragraph" style:parent-style-name="Heading_20_1">
      <style:paragraph-properties fo:line-height="100%"/>
      <style:text-properties style:font-name="Liberation Sans1" fo:font-size="18.2000007629395pt" fo:font-weight="bold" officeooo:rsid="07233a68" officeooo:paragraph-rsid="07233a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1">
      <style:paragraph-properties fo:line-height="100%"/>
      <style:text-properties officeooo:rsid="0746ad52" officeooo:paragraph-rsid="0746ad52"/>
    </style:style>
    <style:style style:name="P30" style:family="paragraph" style:parent-style-name="Heading_20_1" style:list-style-name="">
      <style:paragraph-properties fo:line-height="100%"/>
      <style:text-properties officeooo:rsid="071e2248" officeooo:paragraph-rsid="071e2248"/>
    </style:style>
    <style:style style:name="P31" style:family="paragraph" style:parent-style-name="Heading_20_1">
      <style:text-properties style:font-name="Liberation Sans" fo:font-size="18.2000007629395pt" fo:font-weight="bold" officeooo:rsid="076cde5d" officeooo:paragraph-rsid="076cde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Heading_20_1">
      <style:paragraph-properties fo:line-height="100%" fo:break-before="page"/>
      <style:text-properties officeooo:rsid="070b876a" officeooo:paragraph-rsid="070b876a"/>
    </style:style>
    <style:style style:name="P33" style:family="paragraph" style:parent-style-name="Heading_20_1">
      <style:paragraph-properties fo:line-height="100%" fo:break-before="page"/>
      <style:text-properties officeooo:rsid="071e2248" officeooo:paragraph-rsid="071e2248"/>
    </style:style>
    <style:style style:name="P34" style:family="paragraph" style:parent-style-name="Heading_20_2">
      <style:paragraph-properties fo:line-height="100%"/>
    </style:style>
    <style:style style:name="P35" style:family="paragraph" style:parent-style-name="Text_20_body" style:list-style-name="L1">
      <style:paragraph-properties fo:line-height="100%"/>
      <style:text-properties style:font-name="Liberation Sans" officeooo:rsid="074be887" officeooo:paragraph-rsid="074d01e2"/>
    </style:style>
    <style:style style:name="P36" style:family="paragraph" style:parent-style-name="Text_20_body">
      <style:text-properties style:font-name="Liberation Sans" officeooo:rsid="07627a81" officeooo:paragraph-rsid="07627a81"/>
    </style:style>
    <style:style style:name="P37" style:family="paragraph" style:parent-style-name="Text_20_body" style:list-style-name="L1">
      <style:paragraph-properties fo:line-height="100%"/>
      <style:text-properties officeooo:paragraph-rsid="07508f57"/>
    </style:style>
    <style:style style:name="P38" style:family="paragraph" style:parent-style-name="Text_20_body" style:list-style-name="L1">
      <style:paragraph-properties fo:line-height="100%"/>
      <style:text-properties officeooo:rsid="074bb5be" officeooo:paragraph-rsid="076193a7"/>
    </style:style>
    <style:style style:name="P39" style:family="paragraph" style:parent-style-name="Text_20_body">
      <style:text-properties officeooo:rsid="076788cc" officeooo:paragraph-rsid="076788cc"/>
    </style:style>
    <style:style style:name="P40" style:family="paragraph" style:parent-style-name="Text_20_body">
      <style:text-properties officeooo:rsid="076b2f1f" officeooo:paragraph-rsid="076b2f1f"/>
    </style:style>
    <style:style style:name="P41" style:family="paragraph" style:parent-style-name="Text_20_body">
      <style:text-properties officeooo:paragraph-rsid="076df251"/>
    </style:style>
    <style:style style:name="T1" style:family="text">
      <style:text-properties officeooo:rsid="07031b32"/>
    </style:style>
    <style:style style:name="T2" style:family="text">
      <style:text-properties officeooo:rsid="070815dd"/>
    </style:style>
    <style:style style:name="T3" style:family="text">
      <style:text-properties officeooo:rsid="070f93ee"/>
    </style:style>
    <style:style style:name="T4" style:family="text">
      <style:text-properties officeooo:rsid="07119f85"/>
    </style:style>
    <style:style style:name="T5" style:family="text">
      <style:text-properties officeooo:rsid="070b876a"/>
    </style:style>
    <style:style style:name="T6" style:family="text">
      <style:text-properties officeooo:rsid="0720939a"/>
    </style:style>
    <style:style style:name="T7" style:family="text">
      <style:text-properties officeooo:rsid="071aac2e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720939a"/>
    </style:style>
    <style:style style:name="T10" style:family="text">
      <style:text-properties style:font-name="Liberation Sans" officeooo:rsid="07396583"/>
    </style:style>
    <style:style style:name="T11" style:family="text">
      <style:text-properties style:font-name="Liberation Sans" officeooo:rsid="073b5257"/>
    </style:style>
    <style:style style:name="T12" style:family="text">
      <style:text-properties style:font-name="Liberation Sans" officeooo:rsid="074be887"/>
    </style:style>
    <style:style style:name="T13" style:family="text">
      <style:text-properties style:font-name="Liberation Sans" officeooo:rsid="074d01e2"/>
    </style:style>
    <style:style style:name="T14" style:family="text">
      <style:text-properties style:font-name="Liberation Sans" officeooo:rsid="071fcc13"/>
    </style:style>
    <style:style style:name="T15" style:family="text">
      <style:text-properties style:font-name="Liberation Sans" officeooo:rsid="07508f57"/>
    </style:style>
    <style:style style:name="T16" style:family="text">
      <style:text-properties style:font-name="Liberation Sans" officeooo:rsid="0755b466"/>
    </style:style>
    <style:style style:name="T17" style:family="text">
      <style:text-properties style:font-name="Liberation Sans" officeooo:rsid="0757e072"/>
    </style:style>
    <style:style style:name="T18" style:family="text">
      <style:text-properties style:font-name="Liberation Sans" officeooo:rsid="07591195"/>
    </style:style>
    <style:style style:name="T19" style:family="text">
      <style:text-properties style:font-name="Liberation Sans" officeooo:rsid="0759f103"/>
    </style:style>
    <style:style style:name="T20" style:family="text">
      <style:text-properties style:font-name="Liberation Sans" officeooo:rsid="076193a7"/>
    </style:style>
    <style:style style:name="T21" style:family="text">
      <style:text-properties style:font-name="Liberation Sans" fo:font-weight="bold" officeooo:rsid="07626754" style:font-weight-asian="bold" style:font-weight-complex="bold"/>
    </style:style>
    <style:style style:name="T22" style:family="text">
      <style:text-properties style:font-name="Liberation Sans" officeooo:rsid="07666d2c"/>
    </style:style>
    <style:style style:name="T23" style:family="text">
      <style:text-properties style:font-name="Liberation Sans" fo:font-size="18.2000007629395pt" fo:font-weight="bold" officeooo:rsid="076cde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font-name="Liberation Sans" officeooo:rsid="076df251"/>
    </style:style>
    <style:style style:name="T25" style:family="text">
      <style:text-properties officeooo:rsid="072463db"/>
    </style:style>
    <style:style style:name="T26" style:family="text">
      <style:text-properties officeooo:rsid="0726c76a"/>
    </style:style>
    <style:style style:name="T27" style:family="text">
      <style:text-properties officeooo:rsid="0728d9c2"/>
    </style:style>
    <style:style style:name="T28" style:family="text">
      <style:text-properties officeooo:rsid="072a654a"/>
    </style:style>
    <style:style style:name="T29" style:family="text">
      <style:text-properties officeooo:rsid="072c847b"/>
    </style:style>
    <style:style style:name="T30" style:family="text">
      <style:text-properties officeooo:rsid="072f544b"/>
    </style:style>
    <style:style style:name="T31" style:family="text">
      <style:text-properties officeooo:rsid="073b9b23"/>
    </style:style>
    <style:style style:name="T32" style:family="text">
      <style:text-properties officeooo:rsid="073d910c"/>
    </style:style>
    <style:style style:name="T33" style:family="text">
      <style:text-properties officeooo:rsid="073dfaa3"/>
    </style:style>
    <style:style style:name="T34" style:family="text">
      <style:text-properties officeooo:rsid="073f4c4f"/>
    </style:style>
    <style:style style:name="T35" style:family="text">
      <style:text-properties fo:font-weight="bold" officeooo:rsid="073b9b23" style:font-weight-asian="bold" style:font-weight-complex="bold"/>
    </style:style>
    <style:style style:name="T36" style:family="text">
      <style:text-properties fo:font-weight="bold" officeooo:rsid="073f4c4f" style:font-weight-asian="bold" style:font-weight-complex="bold"/>
    </style:style>
    <style:style style:name="T37" style:family="text">
      <style:text-properties fo:font-weight="bold" officeooo:rsid="07339b8a" style:font-weight-asian="bold" style:font-weight-complex="bold"/>
    </style:style>
    <style:style style:name="T38" style:family="text">
      <style:text-properties officeooo:rsid="074918cf"/>
    </style:style>
    <style:style style:name="T39" style:family="text">
      <style:text-properties officeooo:rsid="074aecc7"/>
    </style:style>
    <style:style style:name="T40" style:family="text">
      <style:text-properties officeooo:rsid="074d01e2"/>
    </style:style>
    <style:style style:name="T41" style:family="text">
      <style:text-properties officeooo:rsid="071fcc13"/>
    </style:style>
    <style:style style:name="T42" style:family="text">
      <style:text-properties officeooo:rsid="07569400"/>
    </style:style>
    <style:style style:name="T43" style:family="text">
      <style:text-properties officeooo:rsid="075c98a9"/>
    </style:style>
    <style:style style:name="T44" style:family="text">
      <style:text-properties officeooo:rsid="0755b466"/>
    </style:style>
    <style:style style:name="T45" style:family="text">
      <style:text-properties officeooo:rsid="076df25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ctors</text:p>
      <text:h text:style-name="P26" text:outline-level="1">Linear Combinations</text:h>
      <text:h text:style-name="P34" text:outline-level="2">Definition</text:h>
      <text:p text:style-name="P9">Let<draw:frame draw:style-name="fr2" draw:name="Object2" text:anchor-type="as-char" svg:y="-0.1484in" svg:width="0.8465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be vectors in<draw:frame draw:style-name="fr2" draw:name="Object20" text:anchor-type="as-char" svg:y="-0.172in" svg:width="0.2583in" svg:height="0.2075in" draw:z-index="8"><draw:object xlink:href="./Object 20" xlink:type="simple" xlink:show="embed" xlink:actuate="onLoad"/><draw:image xlink:href="./ObjectReplacements/Object 20" xlink:type="simple" xlink:show="embed" xlink:actuate="onLoad"/></draw:frame>.</text:p>
      <text:p text:style-name="P9">For any real numbers<draw:frame draw:style-name="fr2" draw:name="Object1" text:anchor-type="as-char" svg:y="-0.1484in" svg:width="0.8409in" svg:height="0.2091in" draw:z-index="0"><draw:object xlink:href="./Object 1" xlink:type="simple" xlink:show="embed" xlink:actuate="onLoad"/><draw:image xlink:href="./ObjectReplacements/Object 1" xlink:type="simple" xlink:show="embed" xlink:actuate="onLoad"/></draw:frame>, the vector<draw:frame draw:style-name="fr2" draw:name="Object3" text:anchor-type="as-char" svg:y="-0.1484in" svg:width="1.301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called a linear combination of<draw:frame draw:style-name="fr2" draw:name="Object4" text:anchor-type="as-char" svg:y="-0.1484in" svg:width="0.846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h text:style-name="P34" text:outline-level="2">Coordinates <text:span text:style-name="T1">as Linear Combinations</text:span></text:h>
      <text:p text:style-name="P9">In the standard basis, the vector<draw:frame draw:style-name="fr2" draw:name="Object5" text:anchor-type="as-char" svg:y="-0.361in" svg:width="0.3165in" svg:height="0.639in" draw:z-index="4"><draw:object xlink:href="./Object 5" xlink:type="simple" xlink:show="embed" xlink:actuate="onLoad"/><draw:image xlink:href="./ObjectReplacements/Object 5" xlink:type="simple" xlink:show="embed" xlink:actuate="onLoad"/></draw:frame>can be thought of as the linear combination of<draw:frame draw:style-name="fr2" draw:name="Object6" text:anchor-type="as-char" svg:y="-0.361in" svg:width="1.2835in" svg:height="0.6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9"/>
      <text:p text:style-name="P10">Let<draw:frame draw:style-name="fr2" draw:name="Object7" text:anchor-type="as-char" svg:y="-0.152in" svg:width="2.7575in" svg:height="0.2126in" draw:z-index="14"><draw:object xlink:href="./Object 7" xlink:type="simple" xlink:show="embed" xlink:actuate="onLoad"/><draw:image xlink:href="./ObjectReplacements/Object 7" xlink:type="simple" xlink:show="embed" xlink:actuate="onLoad"/></draw:frame>.</text:p>
      <text:p text:style-name="P10">Is<draw:frame draw:style-name="fr2" draw:name="Object8" text:anchor-type="as-char" svg:y="-0.152in" svg:width="0.8465in" svg:height="0.1992in" draw:z-index="6"><draw:object xlink:href="./Object 8" xlink:type="simple" xlink:show="embed" xlink:actuate="onLoad"/><draw:image xlink:href="./ObjectReplacements/Object 8" xlink:type="simple" xlink:show="embed" xlink:actuate="onLoad"/></draw:frame>a linear combination of<draw:frame draw:style-name="fr2" draw:name="Object9" text:anchor-type="as-char" svg:y="-0.1484in" svg:width="0.6429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?</text:p>
      <text:p text:style-name="P10"><draw:frame draw:style-name="fr2" draw:name="Object10" text:anchor-type="as-char" svg:y="-0.152in" svg:width="5.2075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Therefore, we can represent this as<draw:frame draw:style-name="fr2" draw:name="Object11" text:anchor-type="as-char" svg:y="-0.3138in" svg:width="1.1055in" svg:height="0.5689in" draw:z-index="10"><draw:object xlink:href="./Object 11" xlink:type="simple" xlink:show="embed" xlink:actuate="onLoad"/><draw:image xlink:href="./ObjectReplacements/Object 11" xlink:type="simple" xlink:show="embed" xlink:actuate="onLoad"/></draw:frame>.</text:p>
      <text:p text:style-name="P11"><draw:frame draw:style-name="fr2" draw:name="Object12" text:anchor-type="as-char" svg:y="-0.361in" svg:width="1.2118in" svg:height="0.6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→ <text:span text:style-name="T2">Gaussian Elimination → </text:span><text:span text:style-name="T2"><draw:frame draw:style-name="fr2" draw:name="Object13" text:anchor-type="as-char" svg:y="-0.361in" svg:width="1.7043in" svg:height="0.6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.</text:span></text:p>
      <text:p text:style-name="P12">Therefore,<draw:frame draw:style-name="fr2" draw:name="Object14" text:anchor-type="as-char" svg:y="-0.152in" svg:width="1.7728in" svg:height="0.1992in" draw:z-index="16"><draw:object xlink:href="./Object 14" xlink:type="simple" xlink:show="embed" xlink:actuate="onLoad"/><draw:image xlink:href="./ObjectReplacements/Object 14" xlink:type="simple" xlink:show="embed" xlink:actuate="onLoad"/></draw:frame>.</text:p>
      <text:p text:style-name="P12">For example, we have particular solutions<draw:frame draw:style-name="fr2" draw:name="Object15" text:anchor-type="as-char" svg:y="-0.152in" svg:width="0.7362in" svg:height="0.1992in" draw:z-index="13"><draw:object xlink:href="./Object 15" xlink:type="simple" xlink:show="embed" xlink:actuate="onLoad"/><draw:image xlink:href="./ObjectReplacements/Object 15" xlink:type="simple" xlink:show="embed" xlink:actuate="onLoad"/></draw:frame>,<draw:frame draw:style-name="fr2" draw:name="Object17" text:anchor-type="as-char" svg:y="-0.152in" svg:width="0.7319in" svg:height="0.1992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, etc.</text:p>
      <text:p text:style-name="P12">So we can write v as linear combinations<draw:frame draw:style-name="fr2" draw:name="Object16" text:anchor-type="as-char" svg:y="-0.1484in" svg:width="1.1717in" svg:height="0.2091in" draw:z-index="15"><draw:object xlink:href="./Object 16" xlink:type="simple" xlink:show="embed" xlink:actuate="onLoad"/><draw:image xlink:href="./ObjectReplacements/Object 16" xlink:type="simple" xlink:show="embed" xlink:actuate="onLoad"/></draw:frame>,<draw:frame draw:style-name="fr2" draw:name="Object18" text:anchor-type="as-char" svg:y="-0.1484in" svg:width="1.068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 etc.</text:p>
      <text:h text:style-name="P27" text:outline-level="1"/>
      <text:h text:style-name="P32" text:outline-level="1">Linear Spans</text:h>
      <text:p text:style-name="P13"><text:span text:style-name="T5">Let</text:span><text:span text:style-name="T5"><draw:frame draw:style-name="fr2" draw:name="Object19" text:anchor-type="as-char" svg:y="-0.1484in" svg:width="1.2118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">be a set of vectors in</text:span><text:span text:style-name="T3"><draw:frame draw:style-name="fr2" draw:name="Object21" text:anchor-type="as-char" svg:y="-0.172in" svg:width="0.2583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">. </text:span><text:span text:style-name="T4">The set of all linear combinations of</text:span><text:span text:style-name="T4"><draw:frame draw:style-name="fr2" draw:name="Object22" text:anchor-type="as-char" svg:y="-0.1484in" svg:width="3.5626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is called a linear span of</text:span><text:span text:style-name="T4"><draw:frame draw:style-name="fr2" draw:name="Object23" text:anchor-type="as-char" svg:y="-0.1484in" svg:width="0.1744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">and is denoted by</text:span><text:span text:style-name="T4"><draw:frame draw:style-name="fr2" draw:name="Object24" text:anchor-type="as-char" svg:y="-0.152in" svg:width="0.6335in" svg:height="0.2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.</text:span></text:p>
      <text:p text:style-name="P13"/>
      <text:p text:style-name="P13"><text:span text:style-name="T7">Another way to put it is that</text:span><text:span text:style-name="T4"><draw:frame draw:style-name="fr2" draw:name="Object25" text:anchor-type="as-char" svg:y="-0.152in" svg:width="0.6335in" svg:height="0.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">is </text:span><text:span text:style-name="T6">all </text:span><text:span text:style-name="T7">the </text:span><text:span text:style-name="T9">coordinates </text:span><text:span text:style-name="T7">you can travel to using a linear combination of</text:span><text:span text:style-name="T5"><draw:frame draw:style-name="fr2" draw:name="Object26" text:anchor-type="as-char" svg:y="-0.1484in" svg:width="0.8465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.</text:span></text:p>
      <text:h text:style-name="P28" text:outline-level="1">Subsets</text:h>
      <text:p text:style-name="P3">Let<text:span text:style-name="T29"><draw:frame draw:style-name="fr2" draw:name="Object34" text:anchor-type="as-char" svg:y="-0.152in" svg:width="2.6307in" svg:height="0.2134in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</text:span>. <text:span text:style-name="T25">It means that</text:span><text:span text:style-name="T25"><draw:frame draw:style-name="fr2" draw:name="Object28" text:anchor-type="as-char" svg:y="-0.1484in" svg:width="0.1925in" svg:height="0.1839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is a subset of</text:span><text:span text:style-name="T25"><draw:frame draw:style-name="fr2" draw:name="Object29" text:anchor-type="as-char" svg:y="-0.172in" svg:width="0.2634in" svg:height="0.2075in" draw:z-index="27"><draw:object xlink:href="./Object 29" xlink:type="simple" xlink:show="embed" xlink:actuate="onLoad"/><draw:image xlink:href="./ObjectReplacements/Object 29" xlink:type="simple" xlink:show="embed" xlink:actuate="onLoad"/></draw:frame></text:span><text:span text:style-name="T25">such that</text:span><text:span text:style-name="T25"><draw:frame draw:style-name="fr2" draw:name="Object30" text:anchor-type="as-char" svg:y="-0.172in" svg:width="2.6555in" svg:height="0.2327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5">. </text:span><text:span text:style-name="T28">Explicitly, we can write</text:span><text:span text:style-name="T28"><draw:frame draw:style-name="fr2" draw:name="Object33" text:anchor-type="as-char" svg:y="-0.152in" svg:width="1.8854in" svg:height="0.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8">.</text:span></text:p>
      <text:p text:style-name="P14"><text:span text:style-name="T10">Thus</text:span><text:span text:style-name="T26">,</text:span><text:span text:style-name="T26"><draw:frame draw:style-name="fr2" draw:name="Object31" text:anchor-type="as-char" svg:y="-0.152in" svg:width="3.6929in" svg:height="0.2in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but</text:span><text:span text:style-name="T27"><draw:frame draw:style-name="fr2" draw:name="Object32" text:anchor-type="as-char" svg:y="-0.2437in" svg:width="3.4398in" svg:height="0.392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7">.</text:span></text:p>
      <text:p text:style-name="P4"/>
      <text:p text:style-name="P18"><text:span text:style-name="T37">If a system of linear equation has</text:span><text:span text:style-name="T37"><draw:frame draw:style-name="fr2" draw:name="Object27" text:anchor-type="as-char" svg:y="-0.1484in" svg:width="0.1661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span><text:span text:style-name="T37">variables, then its solution set is a subset (</text:span><text:span text:style-name="T21">may </text:span><text:span text:style-name="T37">be empty) of</text:span><text:span text:style-name="T37"><draw:frame draw:style-name="fr2" draw:name="Object35" text:anchor-type="as-char" svg:y="-0.172in" svg:width="0.258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.</text:span></text:p>
      <text:p text:style-name="P8"/>
      <text:p text:style-name="P5"><text:span text:style-name="T8">For example, the general solution of the linear system</text:span><text:span text:style-name="T8"><draw:frame draw:style-name="fr2" draw:name="Object36" text:anchor-type="as-char" svg:y="-0.2181in" svg:width="0.9327in" svg:height="0.3764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1">can be expressed in vector form</text:span><text:span text:style-name="T11"><draw:frame draw:style-name="fr2" draw:name="Object37" text:anchor-type="as-char" svg:y="-0.1626in" svg:width="3.011in" svg:height="0.220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.</text:span></text:p>
      <text:p text:style-name="P6"><text:span text:style-name="T31">The </text:span><text:span text:style-name="T35">solution </text:span><text:span text:style-name="T36">set</text:span><text:span text:style-name="T34"> </text:span><text:span text:style-name="T31">can be written a</text:span><text:span text:style-name="T33">s:</text:span></text:p>
      <text:p text:style-name="P6"><draw:frame draw:style-name="fr2" draw:name="Object38" text:anchor-type="as-char" svg:y="-0.152in" svg:width="2.8335in" svg:height="0.2in" draw:z-index="38"><draw:object xlink:href="./Object 38" xlink:type="simple" xlink:show="embed" xlink:actuate="onLoad"/><draw:image xlink:href="./ObjectReplacements/Object 38" xlink:type="simple" xlink:show="embed" xlink:actuate="onLoad"/></draw:frame><text:span text:style-name="T31">(implicit form)</text:span></text:p>
      <text:p text:style-name="P7">or<draw:frame draw:style-name="fr2" draw:name="Object39" text:anchor-type="as-char" svg:y="-0.152in" svg:width="2.4366in" svg:height="0.2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32">(explicit form).</text:span></text:p>
      <text:h text:style-name="P29" text:outline-level="1">Finite Sets</text:h>
      <text:p text:style-name="P20">Let<draw:frame draw:style-name="fr2" draw:name="Object40" text:anchor-type="as-char" svg:y="-0.1484in" svg:width="0.1744in" svg:height="0.1839in" draw:z-index="39"><draw:object xlink:href="./Object 40" xlink:type="simple" xlink:show="embed" xlink:actuate="onLoad"/><draw:image xlink:href="./ObjectReplacements/Object 40" xlink:type="simple" xlink:show="embed" xlink:actuate="onLoad"/></draw:frame>be a finite set.</text:p>
      <text:p text:style-name="P21">We use<draw:frame draw:style-name="fr2" draw:name="Object41" text:anchor-type="as-char" svg:y="-0.1484in" svg:width="0.2654in" svg:height="0.1846in" draw:z-index="40"><draw:object xlink:href="./Object 41" xlink:type="simple" xlink:show="embed" xlink:actuate="onLoad"/><draw:image xlink:href="./ObjectReplacements/Object 41" xlink:type="simple" xlink:show="embed" xlink:actuate="onLoad"/></draw:frame>to denote the number of elements contained in<draw:frame draw:style-name="fr2" draw:name="Object42" text:anchor-type="as-char" svg:y="-0.1484in" svg:width="0.1744in" svg:height="0.1839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<text:p text:style-name="P21"/>
      <text:p text:style-name="P22">For example, let<draw:frame draw:style-name="fr2" draw:name="Object43" text:anchor-type="as-char" svg:y="-0.152in" svg:width="3.8634in" svg:height="0.2134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. <text:span text:style-name="T38">Then</text:span><text:span text:style-name="T38"><draw:frame draw:style-name="fr2" draw:name="Object44" text:anchor-type="as-char" svg:y="-0.1492in" svg:width="1.6874in" svg:height="0.210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8">.</text:span></text:p>
      <text:h text:style-name="P30" text:outline-level="1"/>
      <text:h text:style-name="P33" text:outline-level="1">Subspace</text:h>
      <text:p text:style-name="P15"><text:span text:style-name="T17">Let</text:span><text:span text:style-name="T41"><draw:frame draw:style-name="fr2" draw:name="Object50" text:anchor-type="as-char" svg:y="-0.1484in" svg:width="0.2047in" svg:height="0.183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7">be a </text:span><text:span text:style-name="T18">subset</text:span><text:span text:style-name="T17"> of</text:span><text:span text:style-name="T17"><draw:frame draw:style-name="fr2" draw:name="Object51" text:anchor-type="as-char" svg:y="-0.172in" svg:width="0.2583in" svg:height="0.207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7">.</text:span><text:span text:style-name="T14"><draw:frame draw:style-name="fr2" draw:name="Object52" text:anchor-type="as-char" svg:y="-0.1484in" svg:width="0.2047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8">is called a subspace of</text:span><text:span text:style-name="T17"><draw:frame draw:style-name="fr2" draw:name="Object53" text:anchor-type="as-char" svg:y="-0.172in" svg:width="0.2583in" svg:height="0.2075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7"> </text:span><text:span text:style-name="T18">if</text:span><text:span text:style-name="T14"><draw:frame draw:style-name="fr2" draw:name="Object54" text:anchor-type="as-char" svg:y="-0.152in" svg:width="0.8984in" svg:height="0.2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where</text:span><text:span text:style-name="T19"><draw:frame draw:style-name="fr2" draw:name="Object55" text:anchor-type="as-char" svg:y="-0.1484in" svg:width="1.211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9">for some vectors</text:span><draw:frame draw:style-name="fr2" draw:name="Object56" text:anchor-type="as-char" svg:y="-0.172in" svg:width="1.1575in" svg:height="0.2327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.</text:p>
      <text:p text:style-name="P17"/>
      <text:p text:style-name="P17"><text:span text:style-name="T43">More precisely, we say that</text:span><text:span text:style-name="T43"><draw:frame draw:style-name="fr2" draw:name="Object57" text:anchor-type="as-char" svg:y="-0.1484in" svg:width="0.2047in" svg:height="0.183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3">is subspace spanned by</text:span><text:span text:style-name="T43"><draw:frame draw:style-name="fr2" draw:name="Object58" text:anchor-type="as-char" svg:y="-0.1484in" svg:width="0.1744in" svg:height="0.1839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3">,</text:span></text:p>
      <text:p text:style-name="P17"><text:span text:style-name="T43">or</text:span><text:span text:style-name="T43"><draw:frame draw:style-name="fr2" draw:name="Object59" text:anchor-type="as-char" svg:y="-0.1484in" svg:width="0.2047in" svg:height="0.1839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3">is a subspace spanned by</text:span><text:span text:style-name="T43"><draw:frame draw:style-name="fr2" draw:name="Object60" text:anchor-type="as-char" svg:y="-0.1484in" svg:width="0.8465in" svg:height="0.20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3">.</text:span></text:p>
      <text:p text:style-name="P23">We also say that<draw:frame draw:style-name="fr2" draw:name="Object61" text:anchor-type="as-char" svg:y="-0.1484in" svg:width="0.1744in" svg:height="0.183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spans<draw:frame draw:style-name="fr2" draw:name="Object62" text:anchor-type="as-char" svg:y="-0.1484in" svg:width="0.2047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,</text:p>
      <text:p text:style-name="P23">or<text:span text:style-name="T43"><draw:frame draw:style-name="fr2" draw:name="Object63" text:anchor-type="as-char" svg:y="-0.1484in" svg:width="0.8465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spans<draw:frame draw:style-name="fr2" draw:name="Object64" text:anchor-type="as-char" svg:y="-0.1484in" svg:width="0.2047in" svg:height="0.1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<text:p text:style-name="P16"/>
      <text:p text:style-name="P19">To determine if a subset<draw:frame draw:style-name="fr2" draw:name="Object46" text:anchor-type="as-char" svg:y="-0.1484in" svg:width="0.2047in" svg:height="0.1839in" draw:z-index="44"><draw:object xlink:href="./Object 46" xlink:type="simple" xlink:show="embed" xlink:actuate="onLoad"/><draw:image xlink:href="./ObjectReplacements/Object 46" xlink:type="simple" xlink:show="embed" xlink:actuate="onLoad"/></draw:frame>is a subspace, it must satisfy <text:span text:style-name="T39">the following </text:span><text:span text:style-name="T42">3 </text:span>conditions.</text:p>
      <text:list xml:id="list3243120704" text:style-name="L1">
        <text:list-item>
          <text:p text:style-name="P35"><draw:frame draw:style-name="fr2" draw:name="Object45" text:anchor-type="as-char" svg:y="-0.152in" svg:width="1.8346in" svg:height="0.2134in" draw:z-index="45"><draw:object xlink:href="./Object 45" xlink:type="simple" xlink:show="embed" xlink:actuate="onLoad"/><draw:image xlink:href="./ObjectReplacements/Object 45" xlink:type="simple" xlink:show="embed" xlink:actuate="onLoad"/></draw:frame><text:span text:style-name="T40">(</text:span><text:span text:style-name="T41"><draw:frame draw:style-name="fr2" draw:name="Object47" text:anchor-type="as-char" svg:y="-0.1484in" svg:width="0.2047in" svg:height="0.1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0">is closed under addition)</text:span></text:p>
        </text:list-item>
        <text:list-item>
          <text:p text:style-name="P37"><text:span text:style-name="T12"><draw:frame draw:style-name="fr2" draw:name="Object48" text:anchor-type="as-char" svg:y="-0.152in" svg:width="1.7681in" svg:height="0.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3">(</text:span><text:span text:style-name="T14"><draw:frame draw:style-name="fr2" draw:name="Object49" text:anchor-type="as-char" svg:y="-0.1484in" svg:width="0.2047in" svg:height="0.1839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">is closed under </text:span><text:span text:style-name="T15">scalar multiplication</text:span><text:span text:style-name="T13">)</text:span></text:p>
        </text:list-item>
        <text:list-item>
          <text:p text:style-name="P38"><text:span text:style-name="T13">It must contain the zero vector. </text:span><text:span text:style-name="T16">(Otherwise the previous 2 conditions will fail.)</text:span></text:p>
        </text:list-item>
      </text:list>
      <text:h text:style-name="Heading_20_1" text:outline-level="1"><text:span text:style-name="T20">Trivial </text:span><text:span text:style-name="T16">Subspace</text:span></text:h>
      <text:p text:style-name="P24"><text:span text:style-name="T16">L</text:span><text:span text:style-name="T8">et 0 be the zero vector of</text:span><text:span text:style-name="T8"><draw:frame draw:style-name="fr2" draw:name="Object65" text:anchor-type="as-char" svg:y="-0.172in" svg:width="0.2583in" svg:height="0.2075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">.</text:span></text:p>
      <text:p text:style-name="P24"><text:span text:style-name="T8">The set</text:span><text:span text:style-name="T8"><draw:frame draw:style-name="fr2" draw:name="Object66" text:anchor-type="as-char" svg:y="-0.1484in" svg:width="0.978in" svg:height="0.1937in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8">is a subspace of</text:span><text:span text:style-name="T8"><draw:frame draw:style-name="fr2" draw:name="Object67" text:anchor-type="as-char" svg:y="-0.172in" svg:width="0.2583in" svg:height="0.207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8">and is known as the zero space.</text:span></text:p>
      <text:p text:style-name="P36"/>
      <text:p text:style-name="P25"><text:span text:style-name="T8">Let</text:span><text:span text:style-name="T8"><draw:frame draw:style-name="fr2" draw:name="Object68" text:anchor-type="as-char" svg:y="-0.152in" svg:width="3.7811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be vectors in</text:span><text:span text:style-name="T22"><draw:frame draw:style-name="fr2" draw:name="Object69" text:anchor-type="as-char" svg:y="-0.172in" svg:width="0.2583in" svg:height="0.2075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.</text:span></text:p>
      <text:p text:style-name="P39"><text:span text:style-name="T22">A</text:span><text:span text:style-name="T8">ny vector</text:span><text:span text:style-name="T8"><draw:frame draw:style-name="fr2" draw:name="Object70" text:anchor-type="as-char" svg:y="-0.172in" svg:width="1.498in" svg:height="0.2327in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8">can be written as</text:span><text:span text:style-name="T8"><draw:frame draw:style-name="fr2" draw:name="Object71" text:anchor-type="as-char" svg:y="-0.1484in" svg:width="1.6283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">.</text:span></text:p>
      <text:p text:style-name="P40"><text:span text:style-name="T8">Thus</text:span><text:span text:style-name="T8"><draw:frame draw:style-name="fr2" draw:name="Object72" text:anchor-type="as-char" svg:y="-0.172in" svg:width="1.622in" svg:height="0.2327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">is a subspace of</text:span><text:span text:style-name="T8"><draw:frame draw:style-name="fr2" draw:name="Object73" text:anchor-type="as-char" svg:y="-0.172in" svg:width="0.2583in" svg:height="0.2075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">.</text:span></text:p>
      <text:h text:style-name="P31" text:outline-level="1"><text:span text:style-name="T44">S</text:span>olution Spaces</text:h>
      <text:p text:style-name="P41"><text:span text:style-name="T45">The solution set of a homogenous </text:span><text:span text:style-name="T24">linear system in</text:span><text:span text:style-name="T24"><draw:frame draw:style-name="fr1" draw:name="Object75" text:anchor-type="as-char" svg:y="-0.1484in" svg:width="0.1661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24">variables is a subspace of</text:span><text:span text:style-name="T24"><draw:frame draw:style-name="fr2" draw:name="Object74" text:anchor-type="as-char" svg:y="-0.172in" svg:width="0.2583in" svg:height="0.2075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3:16:26.081232918</meta:creation-date>
    <meta:generator>LibreOffice/6.4.6.2$Linux_X86_64 LibreOffice_project/40$Build-2</meta:generator>
    <dc:date>2021-03-21T01:30:14.949187616</dc:date>
    <meta:editing-duration>P1DT1H33M39S</meta:editing-duration>
    <meta:editing-cycles>1343</meta:editing-cycles>
    <meta:document-statistic meta:table-count="0" meta:image-count="0" meta:object-count="75" meta:page-count="3" meta:paragraph-count="49" meta:word-count="305" meta:character-count="1767" meta:non-whitespace-character-count="1513"/>
  </office:meta>
</office:document-meta>
</file>

<file path=Object 1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  <mi>,</mi>
      <mn>...</mn>
      <mi>,</mi>
      <msub>
        <mi>c</mi>
        <mi>k</mi>
      </msub>
    </mrow>
    <annotation encoding="StarMath 5.0">c_1, c_2, ..., c_k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i>,</mi>
              <mn>3</mn>
              <mi>,</mi>
              <mn>4</mn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a</mi>
                <mo stretchy="false">+</mo>
                <mi>b</mi>
                <mo stretchy="false">+</mo>
                <mn>3</mn>
              </mrow>
              <mi>c</mi>
              <mi>,</mi>
              <mrow>
                <mi>a</mi>
                <mo stretchy="false">−</mo>
                <mi>b</mi>
              </mrow>
              <mi>,</mi>
              <mn>3</mn>
              <mrow>
                <mi>a</mi>
                <mo stretchy="false">+</mo>
                <mn>2</mn>
              </mrow>
              <mrow>
                <mi>b</mi>
                <mo stretchy="false">+</mo>
                <mn>5</mn>
              </mrow>
              <mi>c</mi>
            </mrow>
          </mrow>
          <mo fence="true" stretchy="false">)</mo>
        </mrow>
      </mrow>
    </mrow>
    <annotation encoding="StarMath 5.0">( 3, 3, 4 ) = a( 2, 1, 3 ) + b( 1, -1, 2 ) + c( 3, 0, 5 ) = ( 2a + b + 3c, a - b, 3a + 2b + 5c )</annotation>
  </semantics>
</math>
</file>

<file path=Object 11/content.xml><?xml version="1.0" encoding="utf-8"?>
<math xmlns="http://www.w3.org/1998/Math/MathML" display="block">
  <semantics>
    <mtable>
      <mtr>
        <mtd>
          <mrow>
            <mn>2</mn>
            <mrow>
              <mi>a</mi>
              <mo stretchy="false">+</mo>
              <mi>b</mi>
              <mo stretchy="false">+</mo>
              <mn>3</mn>
            </mrow>
            <mrow>
              <mi>c</mi>
              <mo stretchy="false">=</mo>
              <mn>3</mn>
            </mrow>
          </mrow>
        </mtd>
      </mtr>
      <mtr>
        <mtd>
          <mrow>
            <mrow>
              <mi>a</mi>
              <mo stretchy="false">−</mo>
              <mi>b</mi>
              <mo stretchy="false">+</mo>
              <mn>0</mn>
            </mrow>
            <mrow>
              <mi>c</mi>
              <mo stretchy="false">=</mo>
              <mn>3</mn>
            </mrow>
          </mrow>
        </mtd>
      </mtr>
      <mtr>
        <mtd>
          <mrow>
            <mn>3</mn>
            <mrow>
              <mi>a</mi>
              <mo stretchy="false">+</mo>
              <mn>2</mn>
            </mrow>
            <mrow>
              <mi>b</mi>
              <mo stretchy="false">+</mo>
              <mn>5</mn>
            </mrow>
            <mrow>
              <mi>c</mi>
              <mo stretchy="false">=</mo>
              <mn>4</mn>
            </mrow>
          </mrow>
        </mtd>
      </mtr>
    </mtable>
    <annotation encoding="StarMath 5.0">2a + b + 3c = 3 newline
a - b + 0c = 3 newline
3a + 2b + 5c = 4</annotation>
  </semantics>
</math>
</file>

<file path=Object 12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n>3</mn>
                </mtd>
                <mtd>
                  <mn>2</mn>
                </mtd>
                <mtd>
                  <mn>5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</mrow>
      </mrow>
      <mo fence="true" stretchy="true">]</mo>
    </mrow>
    <annotation encoding="StarMath 5.0">left[
matrix { 
2 # 1 # 3 ##
1 # -1 # 0 ##
3 # 2 # 5
}
~ mline ~
matrix { 
3 ## 3 ## 4
} 
right]</annotation>
  </semantics>
</math>
</file>

<file path=Object 13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.5</mn>
                  </mrow>
                </mtd>
                <mtd>
                  <mrow>
                    <mo stretchy="false">−</mo>
                    <mn>1.5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1.5</mn>
                </mtd>
              </mtr>
              <mtr>
                <mtd>
                  <mn>0</mn>
                </mtd>
              </mtr>
            </mtable>
          </mrow>
        </mrow>
      </mrow>
      <mo fence="true" stretchy="true">]</mo>
    </mrow>
    <annotation encoding="StarMath 5.0">left[
matrix { 
2 # 1 # 3 ##
0 # -1.5 # -1.5 ##
0 # 0 # 0
}
~ mline ~
matrix { 
3 ## 1.5 ## 0
} 
right]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  <mo stretchy="false">=</mo>
      <mrow>
        <mo fence="true" stretchy="false">(</mo>
        <mrow>
          <mrow>
            <mrow>
              <mn>2</mn>
              <mo stretchy="false">−</mo>
              <mi>t</mi>
            </mrow>
            <mrow>
              <mi>,</mi>
              <mo stretchy="false">−</mo>
              <mn>1</mn>
              <mo stretchy="false">−</mo>
              <mi>t</mi>
            </mrow>
            <mi>,</mi>
            <mi>t</mi>
          </mrow>
        </mrow>
        <mo fence="true" stretchy="false">)</mo>
      </mrow>
    </mrow>
    <annotation encoding="StarMath 5.0">( a, b, c ) = ( 2-t, -1-t, t 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2</mn>
          <mrow>
            <mi>,</mi>
            <mo stretchy="false">−</mo>
            <mn>1</mn>
          </mrow>
          <mi>,</mi>
          <mn>0</mn>
        </mrow>
      </mrow>
      <mo fence="true" stretchy="false">)</mo>
    </mrow>
    <annotation encoding="StarMath 5.0">( 2, -1, 0 )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n>2</mn>
      </mrow>
      <mrow>
        <msub>
          <mi>u</mi>
          <mn>1</mn>
        </msub>
        <mo stretchy="false">−</mo>
        <msub>
          <mi>u</mi>
          <mn>2</mn>
        </msub>
        <mo stretchy="false">+</mo>
        <mn>0</mn>
      </mrow>
      <msub>
        <mi>u</mi>
        <mn>3</mn>
      </msub>
    </mrow>
    <annotation encoding="StarMath 5.0">v = 2u_1 - u_2 + 0u_3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n>1</mn>
          <mrow>
            <mi>,</mi>
            <mo stretchy="false">−</mo>
            <mn>2</mn>
          </mrow>
          <mi>,</mi>
          <mn>1</mn>
        </mrow>
      </mrow>
      <mo fence="true" stretchy="false">)</mo>
    </mrow>
    <annotation encoding="StarMath 5.0">( 1, -2, 1)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row>
          <msub>
            <mi>u</mi>
            <mn>1</mn>
          </msub>
          <mo stretchy="false">−</mo>
          <mn>2</mn>
        </mrow>
      </mrow>
      <mrow>
        <msub>
          <mi>u</mi>
          <mn>2</mn>
        </msub>
        <mo stretchy="false">+</mo>
        <msub>
          <mi>u</mi>
          <mn>3</mn>
        </msub>
      </mrow>
    </mrow>
    <annotation encoding="StarMath 5.0">v = u_1 - 2u_2 + u_3</annotation>
  </semantics>
</math>
</file>

<file path=Object 19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 lbrace { u_1, u_2, ..., u_k } rbrace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20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21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22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  <mrow>
        <mo fence="true" stretchy="false">{</mo>
        <mrow>
          <mrow>
            <mrow>
              <msub>
                <mi>c</mi>
                <mn>1</mn>
              </msub>
              <mrow>
                <msub>
                  <mi>u</mi>
                  <mn>1</mn>
                </msub>
                <mo stretchy="false">+</mo>
                <msub>
                  <mi>c</mi>
                  <mn>2</mn>
                </msub>
              </mrow>
              <mrow>
                <msub>
                  <mi>u</mi>
                  <mn>2</mn>
                </msub>
                <mo stretchy="false">+</mo>
                <mn>...</mn>
                <mo stretchy="false">+</mo>
                <msub>
                  <mi>c</mi>
                  <mi>k</mi>
                </msub>
              </mrow>
              <msub>
                <mi>u</mi>
                <mi>k</mi>
              </msub>
              <mspace width="2em"/>
            </mrow>
            <mo stretchy="false">|</mo>
            <mrow>
              <mspace width="2em"/>
              <msub>
                <mi>c</mi>
                <mn>1</mn>
              </msub>
              <mi>,</mi>
              <msub>
                <mi>c</mi>
                <mn>2</mn>
              </msub>
              <mi>,</mi>
              <mn>...</mn>
              <mi>,</mi>
              <mrow>
                <msub>
                  <mi>c</mi>
                  <mi>k</mi>
                </msub>
                <mo stretchy="false">⊂</mo>
                <mi mathvariant="normal">ℝ</mi>
              </mrow>
            </mrow>
          </mrow>
        </mrow>
        <mo fence="true" stretchy="false">}</mo>
      </mrow>
    </mrow>
    <annotation encoding="StarMath 5.0">u_1, u_2, ..., u_k
lbrace
c_1 u_1 + c_2 u_2 + ... + c_k u_k ~mline~ c_1, c_2, ..., c_k subset setR
rbrace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row>
      <mi mathvariant="italic">span</mi>
      <mrow>
        <mo fence="true" stretchy="false">(</mo>
        <mrow>
          <mi>S</mi>
        </mrow>
        <mo fence="true" stretchy="false">)</mo>
      </mrow>
    </mrow>
    <annotation encoding="StarMath 5.0">span( S )</annotation>
  </semantics>
</math>
</file>

<file path=Object 25/content.xml><?xml version="1.0" encoding="utf-8"?>
<math xmlns="http://www.w3.org/1998/Math/MathML" display="block">
  <semantics>
    <mrow>
      <mi mathvariant="italic">span</mi>
      <mrow>
        <mo fence="true" stretchy="false">(</mo>
        <mrow>
          <mi>S</mi>
        </mrow>
        <mo fence="true" stretchy="false">)</mo>
      </mrow>
    </mrow>
    <annotation encoding="StarMath 5.0">span( S )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sup>
      <mi mathvariant="normal">ℝ</mi>
      <mn>4</mn>
    </msup>
    <annotation encoding="StarMath 5.0">setR^4</annotation>
  </semantics>
</math>
</file>

<file path=Object 3/content.xml><?xml version="1.0" encoding="utf-8"?>
<math xmlns="http://www.w3.org/1998/Math/MathML" display="block">
  <semantics>
    <mrow>
      <msub>
        <mi>c</mi>
        <mn>1</mn>
      </msub>
      <msub>
        <mi>u</mi>
        <mn>1</mn>
      </msub>
      <mi>,</mi>
      <msub>
        <mi>c</mi>
        <mn>2</mn>
      </msub>
      <msub>
        <mi>u</mi>
        <mn>2</mn>
      </msub>
      <mi>,</mi>
      <mn>...</mn>
      <mi>,</mi>
      <msub>
        <mi>c</mi>
        <mi>k</mi>
      </msub>
      <msub>
        <mi>u</mi>
        <mi>k</mi>
      </msub>
    </mrow>
    <annotation encoding="StarMath 5.0">c_1 u_1, c_2 u_2, ..., c_k u_k</annotation>
  </semantics>
</math>
</file>

<file path=Object 30/content.xml><?xml version="1.0" encoding="utf-8"?>
<math xmlns="http://www.w3.org/1998/Math/MathML" display="block">
  <semantics>
    <mrow>
      <mrow>
        <mo fence="true" stretchy="false">{</mo>
        <mrow>
          <mrow>
            <mrow>
              <mo fence="true" stretchy="false">(</mo>
              <mrow>
                <mrow>
                  <msub>
                    <mi>u</mi>
                    <mn>1</mn>
                  </msub>
                  <mi>,</mi>
                  <msub>
                    <mi>u</mi>
                    <mn>2</mn>
                  </msub>
                  <mi>,</mi>
                  <msub>
                    <mi>u</mi>
                    <mn>3</mn>
                  </msub>
                  <mi>,</mi>
                  <msub>
                    <mi>u</mi>
                    <mn>4</mn>
                  </msub>
                </mrow>
              </mrow>
              <mo fence="true" stretchy="false">)</mo>
            </mrow>
            <mo stretchy="false">∈</mo>
            <msup>
              <mi mathvariant="normal">ℝ</mi>
              <mn>4</mn>
            </msup>
          </mrow>
        </mrow>
        <mo fence="true" stretchy="false">}</mo>
      </mrow>
      <mo stretchy="false">⇔</mo>
      <mrow>
        <msub>
          <mi>u</mi>
          <mn>1</mn>
        </msub>
        <mo stretchy="false">=</mo>
        <mn>0</mn>
      </mrow>
      <mtext>and</mtext>
      <mrow>
        <msub>
          <mi>u</mi>
          <mn>2</mn>
        </msub>
        <mo stretchy="false">=</mo>
        <msub>
          <mi>u</mi>
          <mn>4</mn>
        </msub>
      </mrow>
    </mrow>
    <annotation encoding="StarMath 5.0">lbrace
(u_1, u_2, u_3, u_4) in setR^4
rbrace dlrarrow u_1=0 "and" u_2=u_4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n>0,0,0,0</mn>
        </mrow>
        <mo fence="true" stretchy="false">)</mo>
      </mrow>
      <mi>,</mi>
      <mspace width="2em"/>
      <mrow>
        <mo fence="true" stretchy="false">(</mo>
        <mrow>
          <mn>0,0,10,0</mn>
        </mrow>
        <mo fence="true" stretchy="false">)</mo>
      </mrow>
      <mi>,</mi>
      <mspace width="2em"/>
      <mrow>
        <mo fence="true" stretchy="false">(</mo>
        <mrow>
          <mn>0,1,3,1</mn>
        </mrow>
        <mo fence="true" stretchy="false">)</mo>
      </mrow>
      <mi>,</mi>
      <mspace width="2em"/>
      <mrow>
        <mrow>
          <mo fence="true" stretchy="false">(</mo>
          <mrow>
            <mrow>
              <mn>0</mn>
              <mi>,</mi>
              <mn>0.5</mn>
              <mi>,</mi>
              <mn>0.5</mn>
              <mi>,</mi>
              <mn>0.5</mn>
            </mrow>
          </mrow>
          <mo fence="true" stretchy="false">)</mo>
        </mrow>
        <mo stretchy="false">∈</mo>
        <mi>B</mi>
      </mrow>
    </mrow>
    <annotation encoding="StarMath 5.0">( 0,0,0,0 ), ~( 0,0,10,0 ), ~( 0,1,3,1 ), ~(0, 0.5, 0.5, 0.5) in B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n>1,2,3,4</mn>
        </mrow>
        <mo fence="true" stretchy="false">)</mo>
      </mrow>
      <mi>,</mi>
      <mspace width="2em"/>
      <mrow>
        <mo fence="true" stretchy="false">(</mo>
        <mrow>
          <mn>0,10,0,0</mn>
        </mrow>
        <mo fence="true" stretchy="false">)</mo>
      </mrow>
      <mi>,</mi>
      <mspace width="2em"/>
      <mrow>
        <mo fence="true" stretchy="false">(</mo>
        <mrow>
          <mn>0,1,3,2</mn>
        </mrow>
        <mo fence="true" stretchy="false">)</mo>
      </mrow>
      <mi>,</mi>
      <mspace width="2em"/>
      <mrow>
        <mrow>
          <mo fence="true" stretchy="false">(</mo>
          <mrow>
            <mrow>
              <mfrac>
                <mn>1</mn>
                <mn>2</mn>
              </mfrac>
              <mi>,</mi>
              <mfrac>
                <mn>1</mn>
                <mn>2</mn>
              </mfrac>
              <mi>,</mi>
              <mfrac>
                <mn>1</mn>
                <mn>2</mn>
              </mfrac>
              <mi>,</mi>
              <mfrac>
                <mn>1</mn>
                <mn>2</mn>
              </mfrac>
            </mrow>
          </mrow>
          <mo fence="true" stretchy="false">)</mo>
        </mrow>
        <mo stretchy="false">∉</mo>
        <mi>B</mi>
      </mrow>
    </mrow>
    <annotation encoding="StarMath 5.0">( 1,2,3,4 ), ~( 0,10,0,0 ),~( 0,1,3,2 ),~( 1 over 2, 1 over 2, 1 over 2, 1 over 2) notin B</annotation>
  </semantics>
</math>
</file>

<file path=Object 33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n>0</mn>
                    <mi>,</mi>
                    <mi>a</mi>
                    <mi>,</mi>
                    <mi>b</mi>
                    <mi>,</mi>
                    <mi>a</mi>
                  </mrow>
                </mrow>
                <mo fence="true" stretchy="false">)</mo>
              </mrow>
              <mspace width="2em"/>
            </mrow>
            <mo stretchy="false">|</mo>
            <mrow>
              <mspace width="2em"/>
              <mi>a</mi>
              <mi>,</mi>
              <mrow>
                <mi>b</mi>
                <mo stretchy="false">∈</mo>
                <mi mathvariant="normal">ℝ</mi>
              </mrow>
            </mrow>
          </mrow>
        </mrow>
        <mo fence="true" stretchy="false">}</mo>
      </mrow>
    </mrow>
    <annotation encoding="StarMath 5.0">B = lbrace
(0, a, b, a) ~mline~ a, b in setR
rbrace</annotation>
  </semantics>
</math>
</file>

<file path=Object 3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sub>
                      <mi>u</mi>
                      <mn>1</mn>
                    </msub>
                    <mi>,</mi>
                    <msub>
                      <mi>u</mi>
                      <mn>2</mn>
                    </msub>
                    <mi>,</mi>
                    <msub>
                      <mi>u</mi>
                      <mn>3</mn>
                    </msub>
                    <mi>,</mi>
                    <msub>
                      <mi>u</mi>
                      <mn>4</mn>
                    </msub>
                  </mrow>
                </mrow>
                <mo fence="true" stretchy="false">)</mo>
              </mrow>
              <mspace width="2em"/>
            </mrow>
            <mo stretchy="false">|</mo>
            <mrow>
              <mspace width="2em"/>
              <mrow>
                <msub>
                  <mi>u</mi>
                  <mn>1</mn>
                </msub>
                <mo stretchy="false">=</mo>
                <mn>0</mn>
              </mrow>
              <mtext>and</mtext>
              <mrow>
                <msub>
                  <mi>u</mi>
                  <mn>2</mn>
                </msub>
                <mo stretchy="false">=</mo>
                <msub>
                  <mi>u</mi>
                  <mn>4</mn>
                </msub>
              </mrow>
            </mrow>
          </mrow>
        </mrow>
        <mo fence="true" stretchy="false">}</mo>
      </mrow>
    </mrow>
    <annotation encoding="StarMath 5.0">B = lbrace
(u_1, u_2, u_3, u_4) ~mline~ u_1 = 0 "and" u_2=u_4
rbrace</annotation>
  </semantics>
</math>
</file>

<file path=Object 35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i>y</mi>
              <mo stretchy="false">+</mo>
              <mi>z</mi>
            </mrow>
            <mo stretchy="false">=</mo>
            <mn>0</mn>
          </mrow>
        </mtd>
      </mtr>
      <mtr>
        <mtd>
          <mrow>
            <mrow>
              <mi>x</mi>
              <mo stretchy="false">−</mo>
              <mi>y</mi>
              <mo stretchy="false">+</mo>
              <mn>2</mn>
            </mrow>
            <mrow>
              <mi>z</mi>
              <mo stretchy="false">=</mo>
              <mn>1</mn>
            </mrow>
          </mrow>
        </mtd>
      </mtr>
    </mtable>
    <annotation encoding="StarMath 5.0">x+y+z=0 newline
x-y+2z=1</annotation>
  </semantics>
</math>
</file>

<file path=Object 37/content.xml><?xml version="1.0" encoding="utf-8"?>
<math xmlns="http://www.w3.org/1998/Math/MathML" display="block">
  <semantics>
    <mrow>
      <mrow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0.5</mn>
                      <mo stretchy="false">−</mo>
                      <mn>1.5</mn>
                    </mrow>
                    <mi>t</mi>
                    <mrow>
                      <mi>,</mi>
                      <mo stretchy="false">−</mo>
                      <mn>0.5</mn>
                      <mo stretchy="false">+</mo>
                      <mn>0.5</mn>
                    </mrow>
                    <mi>t</mi>
                    <mi>,</mi>
                    <mi>t</mi>
                  </mrow>
                </mrow>
                <mo fence="true" stretchy="false">)</mo>
              </mrow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</mrow>
    <annotation encoding="StarMath 5.0">left none
( x, y, z )=( 0.5 - 1.5t, -0.5+0.5t, t ) ~mline~ t in setR
right none</annotation>
  </semantics>
</math>
</file>

<file path=Object 38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  <mtext>and</mtext>
            <mrow>
              <mi>x</mi>
              <mo stretchy="false">−</mo>
              <mi>y</mi>
              <mo stretchy="false">+</mo>
              <mn>2</mn>
            </mrow>
            <mrow>
              <mi>z</mi>
              <mo stretchy="false">=</mo>
              <mn>1</mn>
            </mrow>
          </mrow>
        </mrow>
      </mrow>
      <mo fence="true" stretchy="false">}</mo>
    </mrow>
    <annotation encoding="StarMath 5.0">lbrace
(x,y,z) ~mline~ x+y+z=0 "and" x-y+2z=1
rbrace</annotation>
  </semantics>
</math>
</file>

<file path=Object 39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row>
                    <mn>0.5</mn>
                    <mo stretchy="false">−</mo>
                    <mn>1.5</mn>
                  </mrow>
                  <mi>t</mi>
                  <mrow>
                    <mi>,</mi>
                    <mo stretchy="false">−</mo>
                    <mn>0.5</mn>
                    <mo stretchy="false">+</mo>
                    <mn>0.5</mn>
                  </mrow>
                  <mi>t</mi>
                  <mi>,</mi>
                  <mi>t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  <mo fence="true" stretchy="false">}</mo>
    </mrow>
    <annotation encoding="StarMath 5.0">lbrace
(0.5-1.5t,-0.5+0.5t,t) ~mline~ t in setR
rbrace</annotation>
  </semantics>
</math>
</file>

<file path=Object 4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40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row>
      <mo fence="true" stretchy="true">|</mo>
      <mrow>
        <mi>S</mi>
      </mrow>
      <mo fence="true" stretchy="true">|</mo>
    </mrow>
    <annotation encoding="StarMath 5.0">abs S</annotation>
  </semantics>
</math>
</file>

<file path=Object 42/content.xml><?xml version="1.0" encoding="utf-8"?>
<math xmlns="http://www.w3.org/1998/Math/MathML" display="block">
  <semantics>
    <mi>S</mi>
    <annotation encoding="StarMath 5.0">S</annotation>
  </semantics>
</math>
</file>

<file path=Object 43/content.xml><?xml version="1.0" encoding="utf-8"?>
<math xmlns="http://www.w3.org/1998/Math/MathML" display="block">
  <semantics>
    <mrow>
      <mrow>
        <msub>
          <mi>S</mi>
          <mn>1</mn>
        </msub>
        <mo stretchy="false">=</mo>
        <mrow>
          <mo fence="true" stretchy="false">{</mo>
          <mrow>
            <mrow>
              <mn>1</mn>
              <mi>,</mi>
              <mn>2</mn>
              <mi>,</mi>
              <mn>3</mn>
              <mi>,</mi>
              <mn>4</mn>
            </mrow>
          </mrow>
          <mo fence="true" stretchy="false">}</mo>
        </mrow>
      </mrow>
      <mi>,</mi>
      <mrow>
        <msub>
          <mi>S</mi>
          <mn>2</mn>
        </msub>
        <mo stretchy="false">=</mo>
        <mrow>
          <mo fence="true" stretchy="false">{</mo>
          <mrow>
            <mrow>
              <mo fence="true" stretchy="false">(</mo>
              <mrow>
                <mrow>
                  <mn>1</mn>
                  <mi>,</mi>
                  <mn>2</mn>
                  <mi>,</mi>
                  <mn>3</mn>
                  <mi>,</mi>
                  <mn>4</mn>
                </mrow>
              </mrow>
              <mo fence="true" stretchy="false">)</mo>
            </mrow>
          </mrow>
          <mo fence="true" stretchy="false">}</mo>
        </mrow>
      </mrow>
      <mi>,</mi>
      <mrow>
        <msub>
          <mi>S</mi>
          <mn>3</mn>
        </msub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n>1</mn>
                    <mi>,</mi>
                    <mn>2</mn>
                    <mi>,</mi>
                    <mn>3</mn>
                  </mrow>
                </mrow>
                <mo fence="true" stretchy="false">)</mo>
              </mrow>
              <mi>,</mi>
              <mrow>
                <mo fence="true" stretchy="false">(</mo>
                <mrow>
                  <mrow>
                    <mn>2</mn>
                    <mi>,</mi>
                    <mn>3</mn>
                    <mi>,</mi>
                    <mn>4</mn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S_1 = lbrace
1, 2, 3, 4
rbrace,

S_2 = lbrace
(1, 2, 3, 4)
rbrace,

S_3 = lbrace
(1, 2, 3), (2, 3, 4)
rbrace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|</mo>
          <mrow>
            <msub>
              <mi>S</mi>
              <mn>1</mn>
            </msub>
          </mrow>
          <mo fence="true" stretchy="true">|</mo>
        </mrow>
        <mo stretchy="false">=</mo>
        <mn>4</mn>
      </mrow>
      <mi>,</mi>
      <mspace width="2em"/>
      <mrow>
        <mrow>
          <mo fence="true" stretchy="true">|</mo>
          <mrow>
            <msub>
              <mi>S</mi>
              <mn>2</mn>
            </msub>
          </mrow>
          <mo fence="true" stretchy="true">|</mo>
        </mrow>
        <mo stretchy="false">=</mo>
        <mn>1</mn>
      </mrow>
      <mi>,</mi>
      <mspace width="2em"/>
      <mrow>
        <mrow>
          <mo fence="true" stretchy="true">|</mo>
          <mrow>
            <msub>
              <mi>S</mi>
              <mn>3</mn>
            </msub>
          </mrow>
          <mo fence="true" stretchy="true">|</mo>
        </mrow>
        <mo stretchy="false">=</mo>
        <mn>2</mn>
      </mrow>
    </mrow>
    <annotation encoding="StarMath 5.0">abs S_1 = 4, ~abs S_2 = 1, ~abs S_3 = 2</annotation>
  </semantics>
</math>
</file>

<file path=Object 45/content.xml><?xml version="1.0" encoding="utf-8"?>
<math xmlns="http://www.w3.org/1998/Math/MathML" display="block">
  <semantics>
    <mrow>
      <mo stretchy="false">∀</mo>
      <msub>
        <mi>u</mi>
        <mn>1</mn>
      </msub>
      <mi>,</mi>
      <mrow>
        <msub>
          <mi>u</mi>
          <mn>2</mn>
        </msub>
        <mo stretchy="false">∈</mo>
        <mi>V</mi>
      </mrow>
      <mspace width="2em"/>
      <mrow>
        <mo fence="true" stretchy="false">(</mo>
        <mrow>
          <mrow>
            <mrow>
              <mo fence="true" stretchy="false">(</mo>
              <mrow>
                <mrow>
                  <msub>
                    <mi>u</mi>
                    <mn>1</mn>
                  </msub>
                  <mo stretchy="false">+</mo>
                  <msub>
                    <mi>u</mi>
                    <mn>2</mn>
                  </msub>
                </mrow>
              </mrow>
              <mo fence="true" stretchy="false">)</mo>
            </mrow>
            <mo stretchy="false">∈</mo>
            <mi>V</mi>
          </mrow>
        </mrow>
        <mo fence="true" stretchy="false">)</mo>
      </mrow>
    </mrow>
    <annotation encoding="StarMath 5.0">forall u_1,u_2 in V ~ ( (u_1 + u_2) in V )</annotation>
  </semantics>
</math>
</file>

<file path=Object 46/content.xml><?xml version="1.0" encoding="utf-8"?>
<math xmlns="http://www.w3.org/1998/Math/MathML" display="block">
  <semantics>
    <mi>V</mi>
    <annotation encoding="StarMath 5.0">V</annotation>
  </semantics>
</math>
</file>

<file path=Object 47/content.xml><?xml version="1.0" encoding="utf-8"?>
<math xmlns="http://www.w3.org/1998/Math/MathML" display="block">
  <semantics>
    <mi>V</mi>
    <annotation encoding="StarMath 5.0">V</annotation>
  </semantics>
</math>
</file>

<file path=Object 48/content.xml><?xml version="1.0" encoding="utf-8"?>
<math xmlns="http://www.w3.org/1998/Math/MathML" display="block">
  <semantics>
    <mrow>
      <mo stretchy="false">∀</mo>
      <mrow>
        <mi>u</mi>
        <mo stretchy="false">∈</mo>
        <mi>V</mi>
      </mrow>
      <mi>,</mi>
      <mo stretchy="false">∀</mo>
      <mrow>
        <mi>t</mi>
        <mo stretchy="false">∈</mo>
        <mi mathvariant="normal">ℝ</mi>
      </mrow>
      <mspace width="2em"/>
      <mrow>
        <mo fence="true" stretchy="false">(</mo>
        <mrow>
          <mrow>
            <mi mathvariant="italic">tu</mi>
            <mo stretchy="false">∈</mo>
            <mi>V</mi>
          </mrow>
        </mrow>
        <mo fence="true" stretchy="false">)</mo>
      </mrow>
    </mrow>
    <annotation encoding="StarMath 5.0">forall u in V, forall t in setR ~ ( tu in V )</annotation>
  </semantics>
</math>
</file>

<file path=Object 49/content.xml><?xml version="1.0" encoding="utf-8"?>
<math xmlns="http://www.w3.org/1998/Math/MathML" display="block">
  <semantics>
    <mi>V</mi>
    <annotation encoding="StarMath 5.0">V</annotation>
  </semantics>
</math>
</file>

<file path=Object 5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2</mn>
            </mtd>
          </mtr>
          <mtr>
            <mtd>
              <mn>3</mn>
            </mtd>
          </mtr>
        </mtable>
      </mrow>
      <mo fence="true" stretchy="true">]</mo>
    </mrow>
    <annotation encoding="StarMath 5.0">left[ matrix { 5 ## 2 ## 3 } right]</annotation>
  </semantics>
</math>
</file>

<file path=Object 50/content.xml><?xml version="1.0" encoding="utf-8"?>
<math xmlns="http://www.w3.org/1998/Math/MathML" display="block">
  <semantics>
    <mi>V</mi>
    <annotation encoding="StarMath 5.0">V</annotation>
  </semantics>
</math>
</file>

<file path=Object 51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52/content.xml><?xml version="1.0" encoding="utf-8"?>
<math xmlns="http://www.w3.org/1998/Math/MathML" display="block">
  <semantics>
    <mi>V</mi>
    <annotation encoding="StarMath 5.0">V</annotation>
  </semantics>
</math>
</file>

<file path=Object 53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54/content.xml><?xml version="1.0" encoding="utf-8"?>
<math xmlns="http://www.w3.org/1998/Math/MathML" display="block">
  <semantics>
    <mrow>
      <mrow>
        <mi>V</mi>
        <mo stretchy="false">=</mo>
        <mi mathvariant="italic">span</mi>
      </mrow>
      <mrow>
        <mo fence="true" stretchy="false">(</mo>
        <mrow>
          <mi>S</mi>
        </mrow>
        <mo fence="true" stretchy="false">)</mo>
      </mrow>
    </mrow>
    <annotation encoding="StarMath 5.0">V = span( S )</annotation>
  </semantics>
</math>
</file>

<file path=Object 5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 lbrace
u_1, u_2, ..., u_k
rbrace</annotation>
  </semantics>
</math>
</file>

<file path=Object 56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row>
        <msub>
          <mi>u</mi>
          <mi>k</mi>
        </msub>
        <mo stretchy="false">∈</mo>
        <msup>
          <mi mathvariant="normal">ℝ</mi>
          <mi>n</mi>
        </msup>
      </mrow>
    </mrow>
    <annotation encoding="StarMath 5.0">u_1, u_2, ..., u_k in setR^n</annotation>
  </semantics>
</math>
</file>

<file path=Object 57/content.xml><?xml version="1.0" encoding="utf-8"?>
<math xmlns="http://www.w3.org/1998/Math/MathML" display="block">
  <semantics>
    <mi>V</mi>
    <annotation encoding="StarMath 5.0">V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row>
      <mn>5</mn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2</mn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3</mn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5 left[ matrix { 1 ## 0 ## 0 } right] + 2 left[ matrix { 0 ## 1 ## 0 } right] + 3 left[ matrix { 0 ## 0 ## 1 } right]</annotation>
  </semantics>
</math>
</file>

<file path=Object 60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V</mi>
    <annotation encoding="StarMath 5.0">V</annotation>
  </semantics>
</math>
</file>

<file path=Object 63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64/content.xml><?xml version="1.0" encoding="utf-8"?>
<math xmlns="http://www.w3.org/1998/Math/MathML" display="block">
  <semantics>
    <mi>V</mi>
    <annotation encoding="StarMath 5.0">V</annotation>
  </semantics>
</math>
</file>

<file path=Object 65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66/content.xml><?xml version="1.0" encoding="utf-8"?>
<math xmlns="http://www.w3.org/1998/Math/MathML" display="block">
  <semantics>
    <mrow>
      <mrow>
        <mrow>
          <mo fence="true" stretchy="false">{</mo>
          <mrow>
            <mn>0</mn>
          </mrow>
          <mo fence="true" stretchy="false">}</mo>
        </mrow>
        <mo stretchy="false">=</mo>
        <mi mathvariant="italic">span</mi>
      </mrow>
      <mrow>
        <mo fence="true" stretchy="false">{</mo>
        <mrow>
          <mn>0</mn>
        </mrow>
        <mo fence="true" stretchy="false">}</mo>
      </mrow>
    </mrow>
    <annotation encoding="StarMath 5.0">lbrace 0 rbrace = span lbrace 0 rbrace</annotation>
  </semantics>
</math>
</file>

<file path=Object 67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</mrow>
      <mi>,</mi>
      <mrow>
        <msub>
          <mi>u</mi>
          <mn>2</mn>
        </msub>
        <mo stretchy="false">=</mo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</mrow>
      <mi>,</mi>
      <mrow>
        <msub>
          <mi>u</mi>
          <mn>3</mn>
        </msub>
        <mo stretchy="false">=</mo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</mrow>
    </mrow>
    <annotation encoding="StarMath 5.0">u_1 = ( 2, 1, 3 ), u_2 = ( 1, -1, 2 ), u_3 = ( 3, 0, 5 )</annotation>
  </semantics>
</math>
</file>

<file path=Object 70/content.xml><?xml version="1.0" encoding="utf-8"?>
<math xmlns="http://www.w3.org/1998/Math/MathML" display="block">
  <semantics>
    <mrow>
      <mi>u</mi>
      <mo stretchy="false">=</mo>
      <mrow>
        <mo fence="true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n</mi>
            </msub>
          </mrow>
        </mrow>
        <mo fence="true" stretchy="false">)</mo>
      </mrow>
      <mo stretchy="false">∈</mo>
      <msup>
        <mi mathvariant="normal">ℝ</mi>
        <mi>n</mi>
      </msup>
    </mrow>
    <annotation encoding="StarMath 5.0">u = ( u_1, u_2, ..., u_n ) in setR^n</annotation>
  </semantics>
</math>
</file>

<file path=Object 71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</mrow>
      <mrow>
        <msub>
          <mi>e</mi>
          <mn>1</mn>
        </msub>
        <mo stretchy="false">+</mo>
        <msub>
          <mi>u</mi>
          <mn>2</mn>
        </msub>
      </mrow>
      <mrow>
        <msub>
          <mi>e</mi>
          <mn>2</mn>
        </msub>
        <mo stretchy="false">+</mo>
        <mn>...</mn>
        <mo stretchy="false">+</mo>
        <msub>
          <mi>u</mi>
          <mi>n</mi>
        </msub>
      </mrow>
      <msub>
        <mi>e</mi>
        <mi>n</mi>
      </msub>
    </mrow>
    <annotation encoding="StarMath 5.0">u = u_1 e_1 + u_2 e_2 + ... + u_n e_n</annotation>
  </semantics>
</math>
</file>

<file path=Object 72/content.xml><?xml version="1.0" encoding="utf-8"?>
<math xmlns="http://www.w3.org/1998/Math/MathML" display="block">
  <semantics>
    <mrow>
      <mrow>
        <msup>
          <mi mathvariant="normal">ℝ</mi>
          <mi>n</mi>
        </msup>
        <mo stretchy="false">=</mo>
        <mi mathvariant="italic">span</mi>
      </mrow>
      <mrow>
        <mo fence="true" stretchy="false">{</mo>
        <mrow>
          <mrow>
            <msub>
              <mi>e</mi>
              <mn>1</mn>
            </msub>
            <mi>,</mi>
            <msub>
              <mi>e</mi>
              <mn>2</mn>
            </msub>
            <mi>,</mi>
            <mn>...</mn>
            <mi>,</mi>
            <msub>
              <mi>e</mi>
              <mi>n</mi>
            </msub>
          </mrow>
        </mrow>
        <mo fence="true" stretchy="false">}</mo>
      </mrow>
    </mrow>
    <annotation encoding="StarMath 5.0">setR^n = span lbrace e_1, e_2, ..., e_n rbrace</annotation>
  </semantics>
</math>
</file>

<file path=Object 73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4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i>v</mi>
      <mo stretchy="false">=</mo>
      <mrow>
        <mo fence="true" stretchy="false">(</mo>
        <mrow>
          <mrow>
            <mn>3</mn>
            <mi>,</mi>
            <mn>3</mn>
            <mi>,</mi>
            <mn>4</mn>
          </mrow>
        </mrow>
        <mo fence="true" stretchy="false">)</mo>
      </mrow>
    </mrow>
    <annotation encoding="StarMath 5.0">v = ( 3, 3, 4 )</annotation>
  </semantics>
</math>
</file>

<file path=Object 9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sub>
        <mi>u</mi>
        <mn>3</mn>
      </msub>
    </mrow>
    <annotation encoding="StarMath 5.0">u_1, u_2, u_3</annotation>
  </semantics>
</math>
</file>